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17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7.46mm"/>
    </style:style>
    <style:style style:name="co5" style:family="table-column">
      <style:table-column-properties fo:break-before="auto" style:column-width="29.69mm"/>
    </style:style>
    <style:style style:name="co6" style:family="table-column">
      <style:table-column-properties fo:break-before="auto" style:column-width="26.63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31.3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 Dmg</text:p>
          </table:table-cell>
          <table:table-cell table:style-name="ce1" office:value-type="string" calcext:value-type="string">
            <text:p>Phy Dmg</text:p>
          </table:table-cell>
          <table:table-cell table:style-name="ce1" office:value-type="string" calcext:value-type="string">
            <text:p>Magic Dmg</text:p>
          </table:table-cell>
          <table:table-cell table:style-name="ce1" office:value-type="string" calcext:value-type="string">
            <text:p>Fire Dmg</text:p>
          </table:table-cell>
          <table:table-cell table:style-name="ce1" office:value-type="string" calcext:value-type="string">
            <text:p>Water Dmg</text:p>
          </table:table-cell>
          <table:table-cell table:style-name="ce1" office:value-type="string" calcext:value-type="string">
            <text:p>Elec Dmg</text:p>
          </table:table-cell>
          <table:table-cell table:style-name="ce1" office:value-type="string" calcext:value-type="string">
            <text:p>Attack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Shottype(Dmg-Radius)</text:p>
          </table:table-cell>
          <table:table-cell table:style-name="ce1" office:value-type="string" calcext:value-type="string">
            <text:p>Upgraded From</text:p>
          </table:table-cell>
          <table:table-cell table:style-name="ce1" office:value-type="string" calcext:value-type="string">
            <text:p>Goldcost(Main)</text:p>
          </table:table-cell>
          <table:table-cell table:style-name="ce1" office:value-type="string" calcext:value-type="string">
            <text:p>Woodcost(Main)</text:p>
          </table:table-cell>
          <table:table-cell table:style-name="ce1" office:value-type="string" calcext:value-type="string">
            <text:p>Stonecost(Main)</text:p>
          </table:table-cell>
          <table:table-cell table:style-name="ce1" office:value-type="string" calcext:value-type="string">
            <text:p>Ironcost(Main)</text:p>
          </table:table-cell>
          <table:table-cell table:style-name="ce1" office:value-type="string" calcext:value-type="string">
            <text:p>Watercost(Main)</text:p>
          </table:table-cell>
          <table:table-cell table:style-name="ce1" office:value-type="string" calcext:value-type="string">
            <text:p>Energycost(Main)</text:p>
          </table:table-cell>
          <table:table-cell table:style-name="ce1" office:value-type="string" calcext:value-type="string">
            <text:p>Foodcost(Main)</text:p>
          </table:table-cell>
          <table:table-cell table:style-name="ce1" office:value-type="string" calcext:value-type="string">
            <text:p>Availability(Level)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Archer</text:p>
          </table:table-cell>
          <table:table-cell table:formula="of:=SUM([.C2:.G2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50" calcext:value-type="float">
            <text:p>350</text:p>
          </table:table-cell>
          <table:table-cell table:formula="of:=[.B2]*[.H2]" office:value-type="float" office:value="15" calcext:value-type="float">
            <text:p>1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5(1)</text:p>
          </table:table-cell>
          <table:table-cell office:value-type="string" calcext:value-type="string">
            <text:p>1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pult</text:p>
          </table:table-cell>
          <table:table-cell table:formula="of:=SUM([.C3:.G3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  <table:table-cell table:formula="of:=[.B3]*[.H3]" office:value-type="float" office:value="5" calcext:value-type="float">
            <text:p>5</text:p>
          </table:table-cell>
          <table:table-cell office:value-type="string" calcext:value-type="string">
            <text:p>Aoe(200)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e</text:p>
          </table:table-cell>
          <table:table-cell table:formula="of:=SUM([.C4:.G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B4]*[.H4]"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0(0)</text:p>
          </table:table-cell>
          <table:table-cell table:number-columns-repeated="2" office:value-type="string" calcext:value-type="string">
            <text:p>5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 Mage</text:p>
          </table:table-cell>
          <table:table-cell table:formula="of:=SUM([.C5:.G5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B5]*[.H5]"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20(4)</text:p>
          </table:table-cell>
          <table:table-cell office:value-type="string" calcext:value-type="string">
            <text:p>0(0)</text:p>
          </table:table-cell>
          <table:table-cell table:number-columns-repeated="2" office:value-type="string" calcext:value-type="string">
            <text:p>5(0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e Archer</text:p>
          </table:table-cell>
          <table:table-cell table:formula="of:=SUM([.C6:.G6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50" calcext:value-type="float">
            <text:p>350</text:p>
          </table:table-cell>
          <table:table-cell table:formula="of:=[.B6]*[.H6]" office:value-type="float" office:value="22.5" calcext:value-type="float">
            <text:p>22,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1(1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pult-Fire</text:p>
          </table:table-cell>
          <table:table-cell table:formula="of:=SUM([.C7:.G7])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  <table:table-cell table:formula="of:=[.B7]*[.H7]" office:value-type="float" office:value="7" calcext:value-type="float">
            <text:p>7</text:p>
          </table:table-cell>
          <table:table-cell office:value-type="string" calcext:value-type="string">
            <text:p>Aoe(300)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er</text:p>
          </table:table-cell>
          <table:table-cell table:formula="of:=SUM([.C8:.G8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formula="of:=[.B8]*[.H8]"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30(5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15(0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0(1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formula="of:=SUM([.C9:.G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9]*[.H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0:.G1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0]*[.H1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1:.G1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1]*[.H1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2:.G1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2]*[.H1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3:.G1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3]*[.H1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4:.G1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4]*[.H1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5:.G1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5]*[.H1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6:.G1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6]*[.H1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7:.G1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7]*[.H1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8:.G1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8]*[.H1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9:.G1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9]*[.H1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0:.G2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0]*[.H2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1:.G2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1]*[.H2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2:.G2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2]*[.H2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3:.G2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3]*[.H2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4:.G2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4]*[.H2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5:.G2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5]*[.H2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6:.G2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6]*[.H2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7:.G2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7]*[.H2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8:.G2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8]*[.H2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9:.G2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9]*[.H2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0:.G3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0]*[.H3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1:.G3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1]*[.H3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2:.G3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2]*[.H3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3]*[.H3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4]*[.H3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5]*[.H3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B36]*[.H36]" office:value-type="float" office:value="0" calcext:value-type="float">
            <text:p>0</text:p>
          </table:table-cell>
          <table:table-cell table:number-columns-repeated="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.00.0000</text:date>, <text:time style:data-style-name="N2" text:time-value="17:02:40.78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7:13.92</meta:creation-date>
    <meta:generator>LibreOffice/6.2.4.2$Windows_X86_64 LibreOffice_project/2412653d852ce75f65fbfa83fb7e7b669a126d64</meta:generator>
    <dc:date>2020-04-24T18:11:34.351000000</dc:date>
    <meta:editing-duration>PT15H48M51S</meta:editing-duration>
    <meta:editing-cycles>5</meta:editing-cycles>
    <meta:document-statistic meta:table-count="3" meta:cell-count="590" meta:object-count="0"/>
  </office:meta>
</office:document-meta>
</file>